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生徒手帳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秋空　巴”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・・・っ、ともっちの・・・だ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・・・ともっちの・・・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もっちの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っ、さ、さらわれたのは・・・と、ともっち・・・
かも・・・っ！　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・・・さらわれた同級生って、ともっち
か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見て間違いないだろう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？　何か書いて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きた”、“もりのおく”、“とーぞく”、“たすけて”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って・・・ぅっ、も、もしかし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って・・・もしかし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もしかし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。　盗賊に連れ去られる最中に書き残した
彼女のメモ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恐らく、盗賊によってどこへ連れて
行かれるかを示したも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・・・つまり、“北の森の奥”って・・・こ、こと
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・・・つまり、“北の森の奥”ってこと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“北の森の奥”ってこと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推測することが妥当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ともっちの生徒手帳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ともっちの生徒手帳】×1
を見つけたが、持ち物がいっぱい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の脅威も無くなって、安心して
散歩でき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釣り・・・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やらな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ねぇ、蝶々がいっぱい捕れるんだ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奇麗な湖でしょ？　中央部に住む人たちの
自慢なんですよ。　うふふ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オシル湖は、キャンプ場としても有名
な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はな、いくつになっても少年の心を忘れちゃ
いけね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断じて精神年齢が低いわけじゃねえ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イナスイオンよ、我の力となるがい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太古の昔から生き残ってきた竜族の生き残り、
それがオッシー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差し詰め、古代竜族ってとこ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ところよね。　空気もきれいだし、景色も
最高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近くにトイレがあればいい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きたくなっても、町に戻らないといけないもの
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、絶景ですな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に秘密基地作ろうぜ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ー！　燃えるぜ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冬は湖が凍って、スケート場になるの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ぜんぜん滑れな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ういうところでのんびりしてると、突然いい
アイデアが浮かんだりす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ボク画家な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前まで貸しボート屋があったのに、
オッシーのウワサが流れてからお店
たたんじゃったみたいな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オッシーがいたら危険なんだろうけど、
これだけお客が集まればいい商売になった
のに、もったい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い！　オッシー！！　出ておいで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よぉう兄弟！　ボートで地下洞窟へ入口へ
　　移動する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ヒャッハ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つ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よっしゃあ！　しっかりつかまってろよぉ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えぇぇぇい！！　ごきげんだぜえぇ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すまねえ、オレが未熟だったん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よぉう兄弟！　岸まで移動する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、ここなら誰からも見えないよね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も、もぅ・・・だめ・・・我慢できな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、け、携帯トイレのふたを開け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ぅ・・・っ（もじもじもじもじ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・・・っ、準備完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あー～～～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外で立ったままするのも・・・
きもちいぃ～～～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</text:p>
          </table:table-cell>
          <table:table-cell table:style-name="ce0" office:value-type="string">
            <text:p>Map011 after fight #4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すっきり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、でもこの携帯トイレ、どうしよう・・・
こんなに膨らんでたらポケットに入ら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ここに隠しておいて、後で
回収に来よっ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でパンパンになった携帯トイレ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ぬくもり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"古代竜族の鱗"回収は、たこやきの
意思疎通スキルのおかげ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君は指令を無視して後方から銃を
乱射するくらいしか能力が無いと思っていた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褒めるのとディスるのを同時に
やられると、反応に困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！　このワタシにはディテクション
バイザーというありがたい能力もあるんだゾ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えて、コミュニケーションも取れて、探し物も
見つけちゃうワタシ！！　すごいナー！！
すごすぎる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Pメモリーシステムが解禁され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Pメモリー"とは、この世界の女の子が
体験した尿意に関する恥ずかしい記憶、
残留思念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は目に見えませんが、ディテクション
バイザーを起動することによってPメモリーを
発見し、回収する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収したPメモリーは、赤いポストを調べる
ことによっていつでも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、赤いポストで見られるPメモリーメニュー
から、Pメモリーを発見できる場所のヒントを
見る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赤いポストを調べて、Pメモリーの
ヒントを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